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Report on spin simulation validation through Gaussian diffusion</text:title></text:p>
      <text:p text:style-name="OrgTitle"/>
      <text:p text:style-name="OrgSubtitle"><text:initial-creator>Rico A.R. Picone</text:initial-creator></text:p>
      <text:p text:style-name="OrgSubtitle"/>
      <text:p text:style-name="Text_20_body">blah
</text:p>
      <text:h text:style-name="Heading_20_1" text:outline-level="1" text:is-list-header="false">
<text:bookmark-start text:name="OrgXref.orgde3b890"/>
<text:bookmark text:name="orgde3b890"/>Introduction
<text:bookmark-end text:name="OrgXref.orgde3b890"/></text:h>
      <text:p text:style-name="Text_20_body">The bulk spin transport equations include both <text:span text:style-name="Emphasis">diffusion</text:span> and <text:span text:style-name="Emphasis">separation</text:span> terms.
The separation terms emerge from inter-species interaction through the dipole energy density.
If the separation terms are excluded, the intra-species dynamics should be simply diffusive with known diffusion rates.
For certain initial conditions, the distribution shapes that emerge from this diffusion are predictable and serve as good unit tests for simulation validation.
</text:p>
      <text:h text:style-name="Heading_20_1" text:outline-level="1" text:is-list-header="false">
<text:bookmark-start text:name="OrgXref.org27237e9"/>
<text:bookmark text:name="org27237e9"/>Gaussian diffusion
<text:bookmark-end text:name="OrgXref.org27237e9"/></text:h>
      <text:p text:style-name="Text_20_body">Excluding separative terms, the spin transport equation for each species's polarization (nuclear or electron) becomes<text:note text:id="fn1" text:note-class="footnote"><text:note-citation>1</text:note-citation><text:note-body>
<text:p text:style-name="Footnote">For simplicity, we are using <text:span text:style-name="OrgCode">$\rho_i$</text:span> for either nuclear (<text:span text:style-name="OrgCode">$i=2$</text:span>) or electron (<text:span text:style-name="OrgCode">$i=3$</text:span>) polarization, <text:span text:style-name="OrgCode">$\overline{r}$</text:span> for the dimensionless spatial coordinate, <text:span text:style-name="OrgCode">$\overline{t}$</text:span> for dimensionless time, and <text:span text:style-name="OrgCode">$\overline{\Gamma}_i$</text:span> for either species's dimensionless diffusion rate constant. By definition, <text:span text:style-name="OrgCode">$\overline{\Gamma}_2 = 1$</text:span> and from the ratio for the simulation species, <text:span text:style-name="OrgCode">$\overline{\Gamma}_3 = 22.335 \cdot 10^{3}$</text:span>. See [Picone2014b,Picone2019] for detailed variable definitions.</text:p></text:note-body></text:note>
</text:p>
      <text:p text:style-name="OrgFixedWidthBlock">\begin{equation}</text:p>
      <text:p text:style-name="OrgFixedWidthBlock">\partial_{\overline{t}} \rho_i(\overline{t},\overline{r}) =</text:p>
      <text:p text:style-name="OrgFixedWidthBlock">\overline{\Gamma}_i \partial_{\overline{r}^2} \rho_i(\overline{t},\overline{r}).</text:p>
      <text:p text:style-name="OrgFixedWidthBlockLastLine">\end{equation}</text:p>
      <text:p text:style-name="OrgFixedWidthBlockLastLine"/>
      <text:p text:style-name="Text_20_body"><text:a xlink:type="simple" xlink:href="eq:diffusion">eq:diffusion</text:a> has the well-known Gauss-Weierstrass integral solution [merryfield2009]
</text:p>
      <text:p text:style-name="OrgFixedWidthBlock">\begin{equation}</text:p>
      <text:p text:style-name="OrgFixedWidthBlock">\rho_i(\overline{t},\overline{r}) =</text:p>
      <text:p text:style-name="OrgFixedWidthBlock">\frac{1}{\sqrt{4\pi \overline{t}}}</text:p>
      <text:p text:style-name="OrgFixedWidthBlock">\int_{-\infty}^\infty f(x) \exp\!\left(-\frac{(\overline{r}-x)^2}{4 \overline{\Gamma}_i \overline{t}}\right) \mathrm{d}x</text:p>
      <text:p text:style-name="OrgFixedWidthBlockLastLine">\end{equation}</text:p>
      <text:p text:style-name="OrgFixedWidthBlockLastLine"/>
      <text:p text:style-name="Text_20_body">where <text:span text:style-name="OrgCode">$f$</text:span> is the initial condition <text:span text:style-name="OrgCode">$f(\overline{r}) = \rho_i(0,\overline{r})$</text:span>.
If we let the initial condition be a Dirac delta function <text:span text:style-name="OrgCode">$f(\overline{r}) = \delta(\overline{r})$</text:span>, its sifting property yields the solution
</text:p>
      <text:p text:style-name="OrgFixedWidthBlock">\begin{equation}</text:p>
      <text:p text:style-name="OrgFixedWidthBlock">\rho_i(\overline{t},\overline{r}) =</text:p>
      <text:p text:style-name="OrgFixedWidthBlock">\frac{1}{\sqrt{4\pi \overline{\Gamma}_i \overline{t}}}</text:p>
      <text:p text:style-name="OrgFixedWidthBlock">\exp\!\left(-\frac{\overline{r}^2}{4 \overline{\Gamma}_i \overline{t}}\right).</text:p>
      <text:p text:style-name="OrgFixedWidthBlockLastLine">\end{equation}</text:p>
      <text:p text:style-name="OrgFixedWidthBlockLastLine"/>
      <text:p text:style-name="Text_20_body">So with an initial Dirac delta polarization distribution, the response of each polarization <text:span text:style-name="OrgCode">$\rho_i$</text:span> should be Gaussian.
</text:p>
      <text:h text:style-name="Heading_20_1" text:outline-level="1" text:is-list-header="false">
<text:bookmark-start text:name="OrgXref.org73847cb"/>
<text:bookmark text:name="org73847cb"/>Simulation and fitting
<text:bookmark-end text:name="OrgXref.org73847cb"/></text:h>
      <text:p text:style-name="Text_20_body">In the following, the bulk transport equations are simulated with the <text:span text:style-name="Emphasis">spin transport</text:span> software [Picone2019].<text:note text:id="fn2" text:note-class="footnote"><text:note-citation>2</text:note-citation><text:note-body>
<text:p text:style-name="Footnote">The results that follow are from the MATLAB version of the software, given here: <text:span text:style-name="OrgCode">\url{https://github.com/ricopicone/spin-transport-matlab}</text:span>.</text:p></text:note-body></text:note>
The simulation is specifically for the transport equations without separative terms, à la <text:a xlink:type="simple" xlink:href="eq:diffusion">eq:diffusion</text:a>.
</text:p>
      <text:section text:style-name="OrgIndentedSection-Level-0" text:name="Section1">
        <table:table table:style-name="OrgTable">
          <table:table-column table:style-name="OrgTableColumn"/>
          <table:table-column table:style-name="OrgTableColumn"/>
          <table:table-rows>
            <table:table-row>
              <table:table-cell table:style-name="OrgTblCellTB">
                <text:p text:style-name="OrgTableContentsLeft"><text:a xlink:type="simple" xlink:href="./figures/rho_2_snapshots_standalone.pdf">./figures/rho_2_snapshots_standalone.pdf</text:a></text:p>
              </table:table-cell>
              <table:table-cell table:style-name="OrgTblCellTB">
                <text:p text:style-name="OrgTableContentsLeft"><text:a xlink:type="simple" xlink:href="./figures/rho_3_snapshots_standalone.pdf">./figures/rho_3_snapshots_standalone.pdf</text:a></text:p>
              </table:table-cell>
            </table:table-row>
          </table:table-rows>
        </table:table>
      </text:section>
      <text:p text:style-name="Text_20_body">
[Picone2014b] @phdthesis{Picone2014b,
	Author = {Rico A.R. Picone},
	School = {University of Washington},
	Title = {Separative magnetization transport: theory, model, and experiment},
	Year = {2014}}
[Picone2019] @Misc{Picone2019,
  author = {Rico A.R.\ Picone},
  title = {The spin-transport documentation},
  howpublished = {\url{http://ricopic.one/spin-transport}},
  year = {2019},
  note = {},
  annote = {}
}
[merryfield2009] @Misc{merryfield2009,
  author =    {Kent G.\ Merryfield},
  title =     {Fourier Analysis},
  howpublished = {\url{http://web.csulb.edu/~kmerry/FourierAnalysis/Fourier_09.pdf}},
  month =     {},
  year =      {2009},
  note =      {},
  annote =    {}
}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Rico A.R. Picone</dc:creator>
    <meta:initial-creator>Rico A.R. Picone</meta:initial-creator>
    <dc:date>2019-02-12T19:00:34</dc:date>
    <meta:creation-date>2019-02-12T19:00:34</meta:creation-date>
    <meta:generator>rico</meta:generator>
    <meta:keyword/>
    <dc:subject/>
    <dc:title>Report on spin simulation validation through Gaussian diffusion</dc:title>
  </office:meta>
</office:document-meta>
</file>